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bold" officeooo:rsid="0048743a" officeooo:paragraph-rsid="0048743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10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4pt" fo:font-weight="bold" officeooo:rsid="003a7c6e" officeooo:paragraph-rsid="003a7c6e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45af64"/>
    </style:style>
    <style:style style:name="P13" style:family="paragraph" style:parent-style-name="Standard">
      <style:paragraph-properties style:writing-mode="lr-tb" style:writing-mode-automatic="false"/>
      <style:text-properties officeooo:paragraph-rsid="005bfcac"/>
    </style:style>
    <style:style style:name="P14" style:family="paragraph" style:parent-style-name="Standard">
      <style:text-properties officeooo:paragraph-rsid="0047c005"/>
    </style:style>
    <style:style style:name="P15" style:family="paragraph" style:parent-style-name="Standard">
      <style:text-properties style:font-name="Liberation Sans" fo:font-size="14pt" fo:font-weight="bold" officeooo:rsid="00236a38" officeooo:paragraph-rsid="0024066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ans" fo:font-size="14pt" fo:font-weight="bold" officeooo:rsid="00236a38" officeooo:paragraph-rsid="004db64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size="12pt" fo:font-weight="normal" officeooo:rsid="00240668" officeooo:paragraph-rsid="004db644" style:font-size-asian="12pt" style:font-weight-asian="normal" style:font-size-complex="12pt" style:font-weight-complex="normal"/>
    </style:style>
    <style:style style:name="P18" style:family="paragraph" style:parent-style-name="Standard" style:list-style-name="List_20_1">
      <style:text-properties style:font-name="Liberation Sans" fo:font-size="10.5pt" fo:font-weight="normal" officeooo:rsid="00240668" officeooo:paragraph-rsid="004db644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color="#530072" loext:opacity="100%" style:font-name="Liberation Sans" fo:font-size="12pt" fo:font-weight="bold" officeooo:rsid="00240668" officeooo:paragraph-rsid="005fe92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ans" fo:font-size="12pt" fo:font-style="italic" fo:font-weight="normal" officeooo:rsid="00240668" officeooo:paragraph-rsid="00631cf6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ist_20_1">
      <style:text-properties style:font-name="Liberation Sans" fo:font-size="10.5pt" fo:font-weight="normal" officeooo:rsid="00240668" officeooo:paragraph-rsid="00631cf6" style:font-size-asian="10.5pt" style:font-weight-asian="normal" style:font-size-complex="10.5pt" style:font-weight-complex="normal"/>
    </style:style>
    <style:style style:name="P22" style:family="paragraph" style:parent-style-name="Standard" style:list-style-name="List_20_1">
      <style:text-properties style:font-name="Liberation Sans" fo:font-size="12pt" fo:font-weight="normal" officeooo:rsid="00240668" officeooo:paragraph-rsid="00631cf6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530072" loext:opacity="100%" style:font-name="Liberation Sans" fo:font-size="12pt" fo:font-weight="bold" officeooo:rsid="00240668" officeooo:paragraph-rsid="004db64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ans" fo:font-size="12pt" fo:font-style="italic" fo:font-weight="normal" officeooo:rsid="00236a38" officeooo:paragraph-rsid="004db64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List_20_Paragraph" style:list-style-name="List_20_1" style:master-page-name="">
      <loext:graphic-properties draw:fill="none"/>
      <style:paragraph-properties fo:margin-left="0.499cm" fo:margin-right="0cm" fo:margin-top="0.053cm" fo:margin-bottom="0.053cm" style:contextual-spacing="false" fo:text-indent="-0.499cm" style:auto-text-indent="false" style:page-number="auto" fo:background-color="transparent"/>
      <style:text-properties style:font-name="Liberation Sans" fo:font-size="10.5pt" officeooo:paragraph-rsid="00631cf6" style:font-name-asian="Arial" style:font-size-asian="10.5pt" style:font-name-complex="Arial" style:font-size-complex="10.5pt"/>
    </style:style>
    <style:style style:name="P26" style:family="paragraph" style:parent-style-name="List_20_Paragraph" style:list-style-name="List_20_1">
      <loext:graphic-properties draw:fill="none"/>
      <style:paragraph-properties fo:margin-left="0.499cm" fo:margin-right="0cm" fo:margin-top="0.053cm" fo:margin-bottom="0.053cm" style:contextual-spacing="false" fo:text-indent="-0.499cm" style:auto-text-indent="false" fo:background-color="transparent"/>
      <style:text-properties style:font-name="Liberation Sans" fo:font-size="10.5pt" officeooo:paragraph-rsid="00631cf6" style:font-name-asian="Arial" style:font-size-asian="10.5pt" style:font-name-complex="Arial" style:font-size-complex="10.5pt"/>
    </style:style>
    <style:style style:name="P27" style:family="paragraph" style:parent-style-name="Standard">
      <style:text-properties style:font-name="Liberation Sans" fo:font-size="14pt" fo:font-weight="bold" officeooo:rsid="00231779" officeooo:paragraph-rsid="00236a38" style:font-size-asian="14pt" style:font-weight-asian="bold" style:font-size-complex="14pt" style:font-weight-complex="bold"/>
    </style:style>
    <style:style style:name="P28" style:family="paragraph" style:parent-style-name="Standard" style:list-style-name="List_20_1">
      <style:text-properties style:font-name="Liberation Sans" fo:font-size="10.5pt" fo:font-weight="normal" officeooo:rsid="00231779" officeooo:paragraph-rsid="00236a38" style:font-size-asian="10.5pt" style:font-weight-asian="normal" style:font-size-complex="10.5pt" style:font-weight-complex="normal"/>
    </style:style>
    <style:style style:name="T1" style:family="text">
      <style:text-properties fo:color="#530072" loext:opacity="100%"/>
    </style:style>
    <style:style style:name="T2" style:family="text">
      <style:text-properties fo:color="#530072" loext:opacity="100%" officeooo:rsid="004baf87"/>
    </style:style>
    <style:style style:name="T3" style:family="text">
      <style:text-properties officeooo:rsid="0024c3a3"/>
    </style:style>
    <style:style style:name="T4" style:family="text">
      <style:text-properties officeooo:rsid="002855d9"/>
    </style:style>
    <style:style style:name="T5" style:family="text">
      <style:text-properties officeooo:rsid="00654649"/>
    </style:style>
    <style:style style:name="T6" style:family="text">
      <style:text-properties officeooo:rsid="00655727"/>
    </style:style>
    <style:style style:name="T7" style:family="text">
      <style:text-properties fo:font-weight="normal" officeooo:rsid="00236a38" style:font-weight-asian="normal" style:font-weight-complex="normal"/>
    </style:style>
    <style:style style:name="T8" style:family="text">
      <style:text-properties fo:font-weight="bold" officeooo:rsid="00236a38" style:font-weight-asian="bold" style:font-weight-complex="bold"/>
    </style:style>
    <style:style style:name="T9" style:family="text">
      <style:text-properties officeooo:rsid="005fe925"/>
    </style:style>
    <style:style style:name="T10" style:family="text">
      <style:text-properties officeooo:rsid="004406cc"/>
    </style:style>
    <style:style style:name="T11" style:family="text">
      <style:text-properties style:font-name="Liberation Sans" fo:font-size="12pt" fo:font-weight="normal" officeooo:rsid="003a7c6e" style:font-size-asian="12pt" style:font-weight-asian="normal" style:font-size-complex="12pt" style:font-weight-complex="normal"/>
    </style:style>
    <style:style style:name="T12" style:family="text">
      <style:text-properties fo:color="#44005d" loext:opacity="100%" style:font-name="Liberation Sans" fo:font-size="12pt" fo:font-weight="bold" officeooo:rsid="0045af64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45af6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0cd0a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font-weight="normal" officeooo:rsid="00507fbd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3ad33a" style:font-size-asian="12pt" style:font-weight-asian="normal" style:font-size-complex="12pt" style:font-weight-complex="normal"/>
    </style:style>
    <style:style style:name="T18" style:family="text">
      <style:text-properties fo:color="#530072" loext:opacity="100%" style:font-name="Liberation Sans" fo:font-size="12pt" fo:font-weight="bold" officeooo:rsid="0059e7e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normal" officeooo:rsid="0059e7e5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5bfcac" style:font-size-asian="12pt" style:font-weight-asian="normal" style:font-size-complex="12pt" style:font-weight-complex="normal"/>
    </style:style>
    <style:style style:name="T21" style:family="text">
      <style:text-properties fo:color="#44005d" loext:opacity="100%" style:font-name="Liberation Sans" fo:font-size="12pt" fo:font-weight="bold" officeooo:rsid="0047c005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normal" officeooo:rsid="0047c00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53efdd" style:font-size-asian="12pt" style:font-weight-asian="normal" style:font-size-complex="12pt" style:font-weight-complex="normal"/>
    </style:style>
    <style:style style:name="T24" style:family="text">
      <style:text-properties fo:color="#44005d" loext:opacity="100%" style:font-name="Liberation Sans" fo:font-size="12pt" fo:font-weight="bold" officeooo:rsid="004406cc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normal" officeooo:rsid="0054af31" style:font-size-asian="12pt" style:font-weight-asian="normal" style:font-size-complex="12pt" style:font-weight-complex="normal"/>
    </style:style>
    <style:style style:name="T26" style:family="text">
      <style:text-properties fo:color="#530072" loext:opacity="100%" fo:font-weight="bold" style:font-weight-asian="bold" style:font-weight-complex="bold"/>
    </style:style>
    <style:style style:name="T27" style:family="text">
      <style:text-properties fo:color="#530072" loext:opacity="100%" fo:font-weight="bold" officeooo:rsid="005f2bf1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36a38"/>
    </style:style>
    <style:style style:name="T30" style:family="text">
      <style:text-properties officeooo:rsid="00631cf6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officeooo:rsid="0057b5a2"/>
    </style:style>
    <style:style style:name="T33" style:family="text">
      <style:text-properties officeooo:rsid="005229b8"/>
    </style:style>
    <style:style style:name="T34" style:family="text">
      <style:text-properties officeooo:rsid="00510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_2951814313"/><text:bookmark-start text:name="__DdeLink__740_620704886"/><text:bookmark-start text:name="__DdeLink__1899_1961540505"/><text:bookmark-start text:name="__DdeLink__2001_1961540505"/><text:bookmark-start text:name="__DdeLink__215_3747045388"/><text:bookmark-start text:name="__DdeLink__233_3747045388"/><text:bookmark-start text:name="__DdeLink__873_3747045388"/><text:bookmark-start text:name="__DdeLink__350_83569951"/><text:bookmark-start text:name="__DdeLink__648_2951814313"/>Dezly Macauley</text:p>
      <text:p text:style-name="P2"><text:bookmark-end text:name="__DdeLink__1899_1961540505"/><text:bookmark-start text:name="__DdeLink__1916_1961540505"/><text:bookmark-start text:name="__DdeLink__2007_1961540505"/><text:span text:style-name="T1">Backend Software Engineer (Rust, SQL, </text:span><text:span text:style-name="T2">Linux, </text:span><text:span text:style-name="T1">Shell Scripting)</text:span> <text:bookmark-end text:name="__DdeLink__1916_1961540505"/><text:bookmark-end text:name="__DdeLink__2007_1961540505"/></text:p>
      <text:p text:style-name="P3"/>
      <text:p text:style-name="P4">Contact Information</text:p>
      <text:p text:style-name="P5">Email: <text:a xlink:type="simple" xlink:href="mailto:dezlymacauley@proton.me" text:style-name="Internet_20_link" text:visited-style-name="Visited_20_Internet_20_Link">dezlymacauley@proton.me</text:a> <text:span text:style-name="T3">| Website: </text:span><text:a xlink:type="simple" xlink:href="https://dezlymacauley.com/" text:style-name="Internet_20_link" text:visited-style-name="Visited_20_Internet_20_Link"><text:span text:style-name="T4">https://dezlymacauley.com</text:span></text:a><text:bookmark-end text:name="__DdeLink__2001_1961540505"/></text:p>
      <text:p text:style-name="P6"/>
      <text:p text:style-name="P7">Professional Summary</text:p>
      <text:p text:style-name="P6">Backend software engineer with a focus on systems-level programming in Rust, C, and C++. Builds reliable, type-safe backend services, RESTful APIs, and database-driven applications using PostgreSQL and SQLite. Experienced in Linux-native workflows, Docker containerization, and shell scripting. Career pivot from quantitative research toward high-performance backend and platform engineering.</text:p>
      <text:p text:style-name="P6"/>
      <text:p text:style-name="P4"><text:bookmark-start text:name="__DdeLink__236_2951814313"/>Skills</text:p>
      <text:p text:style-name="P8"><text:bookmark-end text:name="__DdeLink__236_2951814313"/>- Low-Level Programming: Rust, <text:span text:style-name="T5">C,</text:span> C++</text:p>
      <text:p text:style-name="P8">- Garbage Collected Languages: <text:span text:style-name="T6">Go, </text:span>Python</text:p>
      <text:p text:style-name="P8">- Developer Tools: <text:span text:style-name="T6">Arch </text:span>Linux, Bash, Docker, Git, GitHub, Neovim</text:p>
      <text:p text:style-name="P8">- Database Development: PostgreSQL, SQLite</text:p>
      <text:p text:style-name="P9">- <text:span text:style-name="T6">Communication: </text:span>Technical Writing, <text:span text:style-name="T6">Public Speaking</text:span><text:line-break/><text:span text:style-name="T7"><text:line-break/></text:span><text:bookmark-start text:name="__DdeLink__256_4265913938"/><text:span text:style-name="T8">Projects</text:span></text:p>
      <text:p text:style-name="P10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<text:span text:style-name="T9">A</text:span> highly reproducible, PostgreSQL and Python environment built for speedy onboarding and a professional developer experience.<text:bookmark-end text:name="__DdeLink__256_4265913938"/></text:p>
      <text:p text:style-name="P10"/>
      <text:p text:style-name="P11"><text:bookmark-start text:name="__DdeLink__330_1961540505"/><text:bookmark-start text:name="__DdeLink__346_2328103598"/><text:bookmark-start text:name="__DdeLink__301_4265913938"/><text:bookmark-start text:name="__DdeLink__1684_1961540505"/><text:bookmark-start text:name="__DdeLink__1816_1961540505"/>Certification<text:span text:style-name="T10">s</text:span>:</text:p>
      <text:p text:style-name="P12"><text:span text:style-name="T11"><text:line-break/></text:span><text:span text:style-name="T12">Low-Level Programming</text:span></text:p>
      <text:p text:style-name="P12"><text:a xlink:type="simple" xlink:href="https://dezlymacauley.com/certifications/duke_university_rust_fundamentals.pdf" text:style-name="Internet_20_link" text:visited-style-name="Visited_20_Internet_20_Link"><text:bookmark-start text:name="__DdeLink__621_3747045388"/><text:bookmark-start text:name="__DdeLink__602_3747045388"/><text:span text:style-name="T13">Duke University - Rust Fundamentals</text:span></text:a><text:span text:style-name="T13"> </text:span><text:span text:style-name="T14">(</text:span><text:span text:style-name="T15">January </text:span><text:span text:style-name="T16">2024</text:span><text:span text:style-name="T14">)</text:span><text:bookmark-end text:name="__DdeLink__621_3747045388"/><text:bookmark-end text:name="__DdeLink__602_3747045388"/></text:p>
      <text:p text:style-name="P13"><text:a xlink:type="simple" xlink:href="https://dezlymacauley.com/certifications/university_of_michigan_exploring_c.pdf" text:style-name="Internet_20_link" text:visited-style-name="Visited_20_Internet_20_Link"><text:bookmark-start text:name="__DdeLink__1587_1961540505"/><text:span text:style-name="T17">University of Michigan – Exploring C</text:span></text:a><text:bookmark-end text:name="__DdeLink__1587_1961540505"/><text:span text:style-name="T17"> </text:span><text:span text:style-name="T15">(February 2024)</text:span><text:span text:style-name="T17"><text:line-break/><text:line-break/></text:span><text:bookmark-start text:name="__DdeLink__631_2328103598"/><text:span text:style-name="T18">Garbage Collected Languages</text:span><text:span text:style-name="T19"><text:line-break/></text:span><text:a xlink:type="simple" xlink:href="https://dezlymacauley.com/certifications/university_of_california_irvine_programming_with_google_go_specialization.pdf" text:style-name="Internet_20_link" text:visited-style-name="Visited_20_Internet_20_Link"><text:span text:style-name="T19">University of California, Irvine – Programming with Google Go Specialization </text:span><text:span text:style-name="T20">(October 2024)</text:span></text:a><text:bookmark-end text:name="__DdeLink__631_2328103598"/><text:span text:style-name="T17"><text:line-break/><text:line-break/></text:span><text:span text:style-name="T21">Developer Tools</text:span><text:span text:style-name="T11"><text:line-break/></text:span><text:a xlink:type="simple" xlink:href="https://dezlymacauley.com/certifications/meta_version_control.pdf" text:style-name="Internet_20_link" text:visited-style-name="Visited_20_Internet_20_Link"><text:span text:style-name="T22">Meta</text:span><text:bookmark-start text:name="__DdeLink__425_2328103598"/><text:span text:style-name="T22"> –</text:span><text:bookmark-end text:name="__DdeLink__425_2328103598"/><text:span text:style-name="T22"> Version Control</text:span></text:a><text:span text:style-name="T22"> </text:span><text:span text:style-name="T23">(September 2024)<text:line-break/></text:span></text:p>
      <text:p text:style-name="P14"><text:bookmark-start text:name="__DdeLink__576_1961540505"/><text:span text:style-name="T24">Communication</text:span><text:bookmark-end text:name="__DdeLink__576_1961540505"/><text:span text:style-name="T11"><text:line-break/></text:span><text:bookmark-end text:name="__DdeLink__1684_1961540505"/><text:bookmark-end text:name="__DdeLink__330_1961540505"/><text:a xlink:type="simple" xlink:href="https://dezlymacauley.com/certifications/ef_set_c2_native_english_proficiency.pdf" text:style-name="Internet_20_link" text:visited-style-name="Visited_20_Internet_20_Link"><text:span text:style-name="T22">EF SET English Certificate - C2 Proficient</text:span></text:a><text:bookmark-end text:name="__DdeLink__1816_1961540505"/><text:bookmark-end text:name="__DdeLink__301_4265913938"/><text:span text:style-name="T22"> </text:span><text:span text:style-name="T25">(March 2024)</text:span><text:bookmark-end text:name="__DdeLink__346_2328103598"/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Work Experience</text:p>
      <text:p text:style-name="P17"/>
      <text:p text:style-name="P17"><text:bookmark-start text:name="__DdeLink__274_83569951"/><text:bookmark-start text:name="__DdeLink__281_83569951"/><text:span text:style-name="T26">TheMommiesFamilyCusine </text:span><text:span text:style-name="T27">(2019 to present)</text:span><text:line-break/><text:span text:style-name="T28">Food Business </text:span></text:p>
      <text:p text:style-name="P17">- Supported daily operations including inventory management, customer coordination, and administrative tasks.<text:line-break/><text:line-break/><text:bookmark-start text:name="__DdeLink__276_83569951"/><text:span text:style-name="T26">Freelance English Tutor (2019 – 2022)</text:span><text:line-break/><text:span text:style-name="T28">Self-Employed</text:span></text:p>
      <text:list text:style-name="List_20_1">
        <text:list-item>
          <text:p text:style-name="P18">Provided one-on-one English instruction to non-native speakers</text:p>
        </text:list-item>
        <text:list-item>
          <text:p text:style-name="P18">Developed lesson materials tailored to individual learning goals</text:p>
        </text:list-item>
        <text:list-item>
          <text:p text:style-name="P18">Supported students with written communication and grammar</text:p>
        </text:list-item>
      </text:list>
      <text:p text:style-name="P19"/>
      <text:p text:style-name="P19">Freelance Captioner / Transcriptionist (2020 – 2023)</text:p>
      <text:p text:style-name="P20">Rev.com <text:span text:style-name="T29">– </text:span><text:span text:style-name="T30">Remote </text:span>Platform</text:p>
      <text:list text:continue-numbering="true" text:style-name="List_20_1">
        <text:list-item>
          <text:p text:style-name="P21">Transcribed and captioned audio and video content to platform accuracy standards</text:p>
        </text:list-item>
        <text:list-item>
          <text:p text:style-name="P21">Managed multiple concurrent projects under tight deadlines</text:p>
        </text:list-item>
        <text:list-item>
          <text:p text:style-name="P22"><text:span text:style-name="T31">Maintained consistent output quality across varied subject matter</text:span><text:bookmark-end text:name="__DdeLink__276_83569951"/></text:p>
        </text:list-item>
      </text:list>
      <text:p text:style-name="P17"/>
      <text:p text:style-name="P23">Research Executive (2016 to 2018)</text:p>
      <text:p text:style-name="P24">Kantar <text:bookmark-start text:name="__DdeLink__235_3747045388"/><text:bookmark-start text:name="__DdeLink__578_620704886"/>– <text:bookmark-end text:name="__DdeLink__235_3747045388"/><text:bookmark-end text:name="__DdeLink__578_620704886"/>Global Data, Insights, and Consulting Company</text:p>
      <text:list text:continue-numbering="true" text:style-name="List_20_1">
        <text:list-item>
          <text:p text:style-name="P25">Conducted quantitative and qualitative consumer research analysis</text:p>
        </text:list-item>
        <text:list-item>
          <text:p text:style-name="P26">Managed structured datasets and supported data-driven reporting</text:p>
        </text:list-item>
        <text:list-item>
          <text:p text:style-name="P26">Collaborated with cross-functional teams to deliver actionable insights</text:p>
        </text:list-item>
        <text:list-item>
          <text:p text:style-name="P26"><text:bookmark-end text:name="__DdeLink__274_83569951"/><text:bookmark-end text:name="__DdeLink__281_83569951"/>Prepared client-facing reports and presentations</text:p>
        </text:list-item>
      </text:list>
      <text:p text:style-name="P6"/>
      <text:p text:style-name="P27">Education<text:bookmark-end text:name="__DdeLink__113_2951814313"/></text:p>
      <text:list text:continue-numbering="true" text:style-name="List_20_1">
        <text:list-item>
          <text:p text:style-name="P28">University of the Witwatersrand: B<text:span text:style-name="T32">C</text:span>om <text:span text:style-name="T32">Marketing </text:span><text:span text:style-name="T33">(</text:span><text:span text:style-name="T32">December </text:span><text:span text:style-name="T33">2015)</text:span></text:p>
        </text:list-item>
        <text:list-item>
          <text:p text:style-name="P28">King Edward VII School<text:bookmark-end text:name="__DdeLink__648_2951814313"/><text:bookmark-end text:name="__DdeLink__215_3747045388"/><text:bookmark-end text:name="__DdeLink__233_3747045388"/> <text:span text:style-name="T34">(</text:span><text:span text:style-name="T32">December </text:span><text:span text:style-name="T34">2011)</text:span><text:bookmark-end text:name="__DdeLink__740_620704886"/><text:bookmark-end text:name="__DdeLink__873_3747045388"/><text:bookmark-end text:name="__DdeLink__350_8356995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0.84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1.2$Linux_X86_64 LibreOffice_project/620$Build-2</meta:generator>
    <dc:date>2026-03-13T13:47:45.710103234</dc:date>
    <meta:editing-duration>PT3H18M27S</meta:editing-duration>
    <meta:editing-cycles>69</meta:editing-cycles>
    <meta:print-date>2026-03-09T16:51:55.277283339</meta:print-date>
    <meta:printed-by>PDF files</meta:printed-by>
    <meta:document-statistic meta:table-count="0" meta:image-count="0" meta:object-count="0" meta:page-count="2" meta:paragraph-count="38" meta:word-count="343" meta:character-count="2777" meta:non-whitespace-character-count="2467"/>
  </office:meta>
</office:document-meta>
</file>